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7b5" officeooo:paragraph-rsid="001b5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</text:p>
      <text:p text:style-name="P1"/>
      <text:p text:style-name="P1">-Criar um projeto com Lumen;</text:p>
      <text:p text:style-name="P1">-Criação de rota e-mail/add tipo post;</text:p>
      <text:p text:style-name="P1">-Criar um json com os e-mail solicitados;</text:p>
      <text:p text:style-name="P1">-Separação dos e-mails validos e não validos;</text:p>
      <text:p text:style-name="P1">-Guardar esses e-mails em um txt;</text:p>
      <text:p text:style-name="P1">-Separar os e-mails por ordem alfabética; </text:p>
      <text:p text:style-name="P1">-Guardar ele em outro txt com um horário;</text:p>
      <text:p text:style-name="P1">-Criar tela para o cadastro de e-mail;</text:p>
      <text:p text:style-name="P1">-Criar retorno dos e-mails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9:16:27.975000000</meta:creation-date>
    <dc:date>2019-11-21T19:34:27.804000000</dc:date>
    <meta:editing-duration>PT7M49S</meta:editing-duration>
    <meta:editing-cycles>1</meta:editing-cycles>
    <meta:document-statistic meta:table-count="0" meta:image-count="0" meta:object-count="0" meta:page-count="1" meta:paragraph-count="10" meta:word-count="57" meta:character-count="343" meta:non-whitespace-character-count="295"/>
    <meta:generator>LibreOffice/5.3.3.2$Windows_x86 LibreOffice_project/3d9a8b4b4e538a85e0782bd6c2d430bafe583448</meta:generator>
  </office:meta>
</office:document-meta>
</file>